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43787" officeooo:paragraph-rsid="00043787"/>
    </style:style>
    <style:style style:name="P2" style:family="paragraph" style:parent-style-name="Standard">
      <style:paragraph-properties fo:text-align="center" style:justify-single-word="false"/>
      <style:text-properties fo:font-weight="bold" officeooo:rsid="00043787" officeooo:paragraph-rsid="00043787" style:font-weight-asian="bold" style:font-weight-complex="bold"/>
    </style:style>
    <style:style style:name="P3"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43787" officeooo:paragraph-rsid="00043787" style:font-weight-asian="normal" style:font-weight-complex="normal"/>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53f29" officeooo:paragraph-rsid="00053f29"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officeooo:rsid="00043787" officeooo:paragraph-rsid="00043787"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050f41" officeooo:paragraph-rsid="00050f41" style:font-weight-asian="normal" style:font-weight-complex="normal"/>
    </style:style>
    <style:style style:name="P7" style:family="paragraph" style:parent-style-name="Standard" style:list-style-name="L1">
      <style:paragraph-properties fo:text-align="start" style:justify-single-word="false"/>
      <style:text-properties style:text-underline-style="none" fo:font-weight="normal" officeooo:rsid="00053f29" officeooo:paragraph-rsid="00053f29" style:font-weight-asian="normal" style:font-weight-complex="normal"/>
    </style:style>
    <style:style style:name="P8" style:family="paragraph" style:parent-style-name="Standard" style:list-style-name="L1">
      <style:paragraph-properties fo:text-align="start" style:justify-single-word="false"/>
      <style:text-properties style:text-line-through-style="solid" style:text-line-through-type="single" style:text-underline-style="solid" style:text-underline-width="auto" style:text-underline-color="font-color" fo:font-weight="normal" officeooo:rsid="00053f29" officeooo:paragraph-rsid="00053f29" style:font-weight-asian="normal" style:font-weight-complex="normal"/>
    </style:style>
    <style:style style:name="P9" style:family="paragraph" style:parent-style-name="Standard" style:list-style-name="L1">
      <style:paragraph-properties fo:text-align="start" style:justify-single-word="false"/>
      <style:text-properties officeooo:paragraph-rsid="00053f29"/>
    </style:style>
    <style:style style:name="P10"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053f29" officeooo:paragraph-rsid="00053f29" style:font-size-asian="12pt" style:font-size-complex="12pt"/>
    </style:style>
    <style:style style:name="P11"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053f29" officeooo:paragraph-rsid="00053f29"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061a31" officeooo:paragraph-rsid="00061a31"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0788cb" officeooo:paragraph-rsid="000788cb"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09500e" officeooo:paragraph-rsid="0009500e"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053f29" officeooo:paragraph-rsid="00053f29"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061a31" officeooo:paragraph-rsid="00061a31"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06880f" officeooo:paragraph-rsid="0006880f"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0788cb" officeooo:paragraph-rsid="000788cb"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09500e" officeooo:paragraph-rsid="0009500e"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officeooo:rsid="00053f29" officeooo:paragraph-rsid="00053f29"/>
    </style:style>
    <style:style style:name="P21" style:family="paragraph" style:parent-style-name="Standard" style:list-style-name="L1">
      <style:paragraph-properties fo:text-align="start" style:justify-single-word="false"/>
      <style:text-properties style:use-window-font-color="true" fo:font-size="12pt" fo:font-style="italic" style:text-underline-style="none" fo:font-weight="normal" officeooo:rsid="00053f29" officeooo:paragraph-rsid="00053f29" style:font-size-asian="12pt" style:font-style-asian="italic" style:font-weight-asian="normal" style:font-size-complex="12pt" style:font-style-complex="italic" style:font-weight-complex="normal"/>
    </style:style>
    <style:style style:name="T1" style:family="text">
      <style:text-properties officeooo:rsid="00050f41"/>
    </style:style>
    <style:style style:name="T2" style:family="text">
      <style:text-properties style:text-underline-style="none"/>
    </style:style>
    <style:style style:name="T3" style:family="text">
      <style:text-properties style:text-underline-style="none" fo:font-weight="normal" officeooo:rsid="00053f29" style:font-weight-asian="normal" style:font-weight-complex="normal"/>
    </style:style>
    <style:style style:name="T4" style:family="text">
      <style:text-properties style:text-line-through-style="none" style:text-line-through-type="none" style:text-underline-style="none"/>
    </style:style>
    <style:style style:name="T5" style:family="text">
      <style:text-properties fo:font-variant="normal" fo:text-transform="none" fo:color="#222222" style:font-name="Liberation Serif" fo:font-size="10.5pt" fo:letter-spacing="normal" fo:font-style="normal" style:text-underline-style="none" fo:font-weight="normal"/>
    </style:style>
    <style:style style:name="T6" style:family="text">
      <style:text-properties fo:font-variant="normal" fo:text-transform="none" fo:color="#222222" style:font-name="Liberation Serif" fo:font-size="10.5pt" fo:letter-spacing="normal" fo:font-style="normal" style:text-underline-style="none" fo:font-weight="normal" officeooo:rsid="00053f29"/>
    </style:style>
    <style:style style:name="T7" style:family="text">
      <style:text-properties fo:font-variant="normal" fo:text-transform="none" fo:color="#222222" style:font-name="Liberation Serif" fo:font-size="12pt" fo:letter-spacing="normal" fo:font-style="normal" style:text-underline-style="none" fo:font-weight="normal" style:font-size-asian="12pt" style:font-size-complex="12pt"/>
    </style:style>
    <style:style style:name="T8"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style:font-name="Liberation Serif" fo:letter-spacing="normal"/>
    </style:style>
    <style:style style:name="T10" style:family="text">
      <style:text-properties fo:font-variant="normal" fo:text-transform="none" style:font-name="Liberation Serif" fo:letter-spacing="normal" fo:font-style="normal" style:font-style-asian="normal" style:font-style-complex="normal"/>
    </style:style>
    <style:style style:name="T11" style:family="text">
      <style:text-properties officeooo:rsid="0009d8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1">2</text:span>: Defining Terms</text:p>
      <text:p text:style-name="P2"/>
      <text:list xml:id="list4672036508865213078" text:style-name="L1">
        <text:list-item>
          <text:p text:style-name="P3">AJAX</text:p>
          <text:list>
            <text:list-item>
              <text:p text:style-name="P5">Used for page optimization and back-end communication to server, sounds nifty!</text:p>
            </text:list-item>
            <text:list-item>
              <text:p text:style-name="P5">Automatically refreshes page</text:p>
            </text:list-item>
          </text:list>
        </text:list-item>
        <text:list-item>
          <text:p text:style-name="P3">MVC</text:p>
          <text:list>
            <text:list-item>
              <text:p text:style-name="P5">Model-View-Controller</text:p>
            </text:list-item>
            <text:list-item>
              <text:p text:style-name="P5">Efficient model for programming re-usable objects</text:p>
            </text:list-item>
            <text:list-item>
              <text:p text:style-name="P5">User uses, Contoller maniuplates, Model updates, View sees, back to User</text:p>
              <text:list>
                <text:list-item>
                  <text:p text:style-name="P5"><text:a xlink:type="simple" xlink:href="https://upload.wikimedia.org/wikipedia/commons/a/a0/MVC-Process.svg" text:style-name="Internet_20_link" text:visited-style-name="Visited_20_Internet_20_Link">https://upload.wikimedia.org/wikipedia/commons/a/a0/MVC-Process.svg</text:a></text:p>
                </text:list-item>
              </text:list>
            </text:list-item>
          </text:list>
        </text:list-item>
        <text:list-item>
          <text:p text:style-name="P3">ASP.NET</text:p>
          <text:list>
            <text:list-item>
              <text:p text:style-name="P5">Microsoft open-source server-side framework</text:p>
            </text:list-item>
            <text:list-item>
              <text:p text:style-name="P5">Contains compiled web forms to be displayed to user</text:p>
            </text:list-item>
          </text:list>
        </text:list-item>
        <text:list-item>
          <text:p text:style-name="P3">SharePoint</text:p>
          <text:list>
            <text:list-item>
              <text:p text:style-name="P5">A Microsoft <text:span text:style-name="T1">VCS(?) for collaboration over Office</text:span></text:p>
            </text:list-item>
            <text:list-item>
              <text:p text:style-name="P6">Contains functionality you would expect in VCS like git, but with better Windows integration(?), surely, right?</text:p>
            </text:list-item>
          </text:list>
        </text:list-item>
        <text:list-item>
          <text:p text:style-name="P4">LESS</text:p>
          <text:list>
            <text:list-item>
              <text:p text:style-name="P8"><text:span text:style-name="T2">Version of CSS </text:span><text:span text:style-name="T4">Compiled! into CSS</text:span></text:p>
            </text:list-item>
            <text:list-item>
              <text:p text:style-name="P7">Variables defined with @</text:p>
            </text:list-item>
            <text:list-item>
              <text:p text:style-name="P9"><text:span text:style-name="T3">“</text:span><text:span text:style-name="T5">Mixins allow embedding all the properties of a class into another class by including the class name as one of its properties, thus behaving as a sort of </text:span><text:a xlink:type="simple" xlink:href="https://en.wikipedia.org/wiki/Constant_(programming)" text:style-name="Internet_20_link" text:visited-style-name="Visited_20_Internet_20_Link">constant</text:a><text:span text:style-name="T8"> </text:span><text:span text:style-name="T5">or variable. They can also behave like functions, and take arguments. CSS does not support Mixins. Any repeated code must be repeated in each location. Mixins allow for more efficient and clean code repetitions, as well as easier alteration of code” - </text:span><text:span text:style-name="T6">Wikipedia</text:span></text:p>
            </text:list-item>
            <text:list-item>
              <text:p text:style-name="P10">Very cool, offers much cleaner iteration</text:p>
            </text:list-item>
            <text:list-item>
              <text:p text:style-name="P20"><text:a xlink:type="simple" xlink:href="https://en.wikipedia.org/wiki/Less_(stylesheet_language" text:style-name="Internet_20_link" text:visited-style-name="Visited_20_Internet_20_Link">https://en.wikipedia.org/wiki/Less_(stylesheet_language</text:a><text:span text:style-name="T7">)</text:span></text:p>
            </text:list-item>
          </text:list>
        </text:list-item>
        <text:list-item>
          <text:p text:style-name="P11">SASS</text:p>
          <text:list>
            <text:list-item>
              <text:p text:style-name="P21"><text:span text:style-name="T9">Interpreted </text:span><text:span text:style-name="T10">by CSS</text:span></text:p>
            </text:list-item>
            <text:list-item>
              <text:p text:style-name="P15">Variables created with $ (like Linux) assigned w/ :</text:p>
            </text:list-item>
            <text:list-item>
              <text:p text:style-name="P15">Supports 4 data types:</text:p>
              <text:list>
                <text:list-item>
                  <text:p text:style-name="P15">Numbers</text:p>
                </text:list-item>
                <text:list-item>
                  <text:p text:style-name="P15">Strings</text:p>
                </text:list-item>
                <text:list-item>
                  <text:p text:style-name="P15">Colors</text:p>
                </text:list-item>
                <text:list-item>
                  <text:p text:style-name="P15">Boolean</text:p>
                </text:list-item>
              </text:list>
            </text:list-item>
            <text:list-item>
              <text:p text:style-name="P15">Mixins support arguments</text:p>
            </text:list-item>
          </text:list>
        </text:list-item>
        <text:list-item>
          <text:p text:style-name="P12">PHP</text:p>
          <text:list>
            <text:list-item>
              <text:p text:style-name="P16">Server-side scripting language</text:p>
            </text:list-item>
            <text:list-item>
              <text:p text:style-name="P16">Similar syntax to Bash!</text:p>
            </text:list-item>
            <text:list-item>
              <text:p text:style-name="P16">Only executes code within its delimiters</text:p>
              <text:list>
                <text:list-item>
                  <text:p text:style-name="P16">&lt;?php ... ?&gt;</text:p>
                </text:list-item>
              </text:list>
            </text:list-item>
            <text:list-item>
              <text:p text:style-name="P17">A place where vulnerabilities can be found</text:p>
            </text:list-item>
          </text:list>
        </text:list-item>
        <text:list-item>
          <text:p text:style-name="P13">JSON</text:p>
          <text:list>
            <text:list-item>
              <text:p text:style-name="P18">JS Object Notation</text:p>
            </text:list-item>
            <text:list-item>
              <text:p text:style-name="P18"><text:soft-page-break/>Uses human-readable text to transmit data objects consisting of key-value pairs and array data types</text:p>
            </text:list-item>
            <text:list-item>
              <text:p text:style-name="P18">Syntax kind of seems like nested objects and arrays?</text:p>
            </text:list-item>
            <text:list-item>
              <text:p text:style-name="P18">eval() function can be used in JS to parse JSON data</text:p>
            </text:list-item>
          </text:list>
        </text:list-item>
        <text:list-item>
          <text:p text:style-name="P14">jQuery</text:p>
          <text:list>
            <text:list-item>
              <text:p text:style-name="P19">Designed to simplify the client-side scripting of HTML</text:p>
            </text:list-item>
            <text:list-item>
              <text:p text:style-name="P19">Can create plugins on top of JS</text:p>
            </text:list-item>
            <text:list-item>
              <text:p text:style-name="P19">Helps to increase modularity for specific client needs?</text:p>
            </text:list-item>
            <text:list-item>
              <text:p text:style-name="P19">Simplifies syntax for DOM elements</text:p>
            </text:list-item>
            <text:list-item>
              <text:p text:style-name="P19">Supports AJAX and JSON</text:p>
            </text:list-item>
            <text:list-item>
              <text:p text:style-name="P19">Manipulate CSS Elements</text:p>
            </text:list-item>
          </text:list>
        </text:list-item>
        <text:list-item>
          <text:p text:style-name="P14">Angular</text:p>
          <text:list>
            <text:list-item>
              <text:p text:style-name="P19">Another method for SPAs</text:p>
            </text:list-item>
            <text:list-item>
              <text:p text:style-name="P19">Complements Apache</text:p>
            </text:list-item>
            <text:list-item>
              <text:p text:style-name="P19">Uses MVC and MVVM</text:p>
            </text:list-item>
            <text:list-item>
              <text:p text:style-name="P19">Declarative programming style so that its more one-size-fits all and they can manipulate parts as individual organiza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3787" officeooo:paragraph-rsid="00043787"/>
    </style:style>
    <style:style style:name="MT1" style:family="text">
      <style:text-properties officeooo:rsid="0009d88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oah Perlmutter</text:p>
        <text:p text:style-name="MP1">Pre-Work</text:p>
        <text:p text:style-name="MP1">Assignment <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1:34:05.417000000</meta:creation-date>
    <dc:date>2017-06-02T12:25:34.538000000</dc:date>
    <meta:editing-duration>PT40M</meta:editing-duration>
    <meta:editing-cycles>7</meta:editing-cycles>
    <meta:generator>LibreOffice/5.1.6.2$Windows_X86_64 LibreOffice_project/07ac168c60a517dba0f0d7bc7540f5afa45f0909</meta:generator>
    <meta:document-statistic meta:table-count="0" meta:image-count="0" meta:object-count="0" meta:page-count="2" meta:paragraph-count="56" meta:word-count="375" meta:character-count="2222" meta:non-whitespace-character-count="1955"/>
  </office:meta>
</office:document-meta>
</file>